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{<text:line-break/> <text:s text:c="3"/>"N_Pokedex": 10,<text:line-break/> <text:s text:c="3"/>"Especie": "Pikachu",<text:line-break/> <text:s text:c="3"/>"Denominacion": "El ratóncito eléctrico",<text:line-break/> <text:s text:c="3"/>"Descripcion": "Pikachu es un Pokémon de tipo eléctrico, conocido por su agilidad y su habilidad para generar electricidad. Es uno de los Pokémon más emblemáticos de la franquicia.",<text:line-break/> <text:s text:c="3"/>"Sprite": "pikachu_sprite.png",<text:line-break/> <text:s text:c="3"/>"Tipo_1": "Eléctrico",<text:line-break/> <text:s text:c="3"/>"Tipo_2": "Ninguno",<text:line-break/> <text:s text:c="3"/>"Tamaño": 0.4,<text:line-break/> <text:s text:c="3"/>"Peso": 6.0,<text:line-break/> <text:s text:c="3"/>"Habilidades": ["Estática", "Absorción eléctrica"],<text:line-break/> <text:s text:c="3"/>"Estadisticas": {<text:line-break/> <text:s text:c="7"/>"HP": 35,<text:line-break/> <text:s text:c="7"/>"Ataque": 55,<text:line-break/> <text:s text:c="7"/>"Defensa": 40,<text:line-break/> <text:s text:c="7"/>"Velocidad": 90<text:line-break/> <text:s text:c="3"/>}<text:line-break/>}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7T00:44:54.442000000</meta:creation-date>
    <dc:date>2024-11-17T00:45:05.242000000</dc:date>
    <meta:editing-duration>PT11S</meta:editing-duration>
    <meta:editing-cycles>2</meta:editing-cycles>
    <meta:generator>LibreOffice/24.8.1.2$Windows_X86_64 LibreOffice_project/87fa9aec1a63e70835390b81c40bb8993f1d4ff6</meta:generator>
    <meta:document-statistic meta:table-count="0" meta:image-count="0" meta:object-count="0" meta:page-count="1" meta:paragraph-count="1" meta:word-count="63" meta:character-count="578" meta:non-whitespace-character-count="436"/>
  </office:meta>
</office:document-meta>
</file>